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34:03.770111390</dc:date>
    <meta:editing-duration>PT3M2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46069661494561">
                <text:p>-0.746069661494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188371558587946">
                <text:p>-0.188371558587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375999700692909">
                <text:p>0.375999700692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27050983124841">
                <text:p>0.927050983124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.65327317884893E-015">
                <text:p>1.65327317884893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27050983124844">
                <text:p>-0.927050983124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375999700692918">
                <text:p>-0.375999700692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188371558587932">
                <text:p>0.188371558587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46069661494563">
                <text:p>0.746069661494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